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4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]&gt;0;ROUND([.F3]+((1-POWER(([.$B$44]/1013.25);0.190284))*145366.45));0)" office:value-type="float" office:value="2871" calcext:value-type="float">
            <text:p>2871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94" calcext:value-type="float">
            <text:p>194</text:p>
          </table:table-cell>
          <table:table-cell table:style-name="ce21" table:formula="of:=IF(ISNA([.O3]);[.J3];[.J3]+[.O3])" office:value-type="float" office:value="78" calcext:value-type="float">
            <text:p>78</text:p>
          </table:table-cell>
          <table:table-cell table:style-name="ce21" table:formula="of:=IF([.Q3]&gt;0;ROUND(([.C3]/[.Q3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89" calcext:value-type="float">
            <text:p>189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GUKMO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4]&gt;0;ROUND([.F4]+((1-POWER(([.$B$44]/1013.25);0.190284))*145366.45));0)" office:value-type="float" office:value="3371" calcext:value-type="float">
            <text:p>3371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97" calcext:value-type="float">
            <text:p>197</text:p>
          </table:table-cell>
          <table:table-cell table:style-name="ce21" table:formula="of:=IF(ISNA([.O4]);[.J4];[.J4]+[.O4])" office:value-type="float" office:value="94" calcext:value-type="float">
            <text:p>94</text:p>
          </table:table-cell>
          <table:table-cell table:style-name="ce21" table:formula="of:=IF([.Q4]&gt;0;ROUND(([.C4]/[.Q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92" calcext:value-type="float">
            <text:p>19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3" calcext:value-type="float">
            <text:p>0.3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UKMO</text:p>
          </table:table-cell>
          <table:table-cell table:style-name="ce21" office:value-type="string" calcext:value-type="string">
            <text:p>ZODI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5]&gt;0;ROUND([.F5]+((1-POWER(([.$B$44]/1013.25);0.190284))*145366.45));0)" office:value-type="float" office:value="4371" calcext:value-type="float">
            <text:p>4371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5]);NA();FINDCOURSEANGLE([.K5];[.D5]))" office:value-type="float" office:value="37" calcext:value-type="float">
            <text:p>37</text:p>
          </table:table-cell>
          <table:table-cell table:style-name="ce21" table:formula="of:=ROUND(DEGREES(ASIN([.Y5]/[.J5])))*[.AA5]" office:value-type="float" office:value="4" calcext:value-type="float">
            <text:p>4</text:p>
          </table:table-cell>
          <table:table-cell table:style-name="ce21" table:formula="of:=[.Z5]*[.AB5]" office:value-type="float" office:value="8" calcext:value-type="float">
            <text:p>8</text:p>
          </table:table-cell>
          <table:table-cell table:style-name="ce21" table:formula="of:=IF(ISNA([.N5]);[.D5];[.D5]+[.N5])" office:value-type="float" office:value="203" calcext:value-type="float">
            <text:p>203</text:p>
          </table:table-cell>
          <table:table-cell table:style-name="ce21" table:formula="of:=IF(ISNA([.O5]);[.J5];[.J5]+[.O5])" office:value-type="float" office:value="104" calcext:value-type="float">
            <text:p>104</text:p>
          </table:table-cell>
          <table:table-cell table:style-name="ce21" table:formula="of:=IF([.Q5]&gt;0;ROUND(([.C5]/[.Q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198" calcext:value-type="float">
            <text:p>19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3" calcext:value-type="float">
            <text:p>0.3</text:p>
          </table:table-cell>
          <table:table-cell/>
          <table:table-cell table:formula="of:=ROUND([.L5]*SIN(RADIANS([.M5])))" office:value-type="float" office:value="6" calcext:value-type="float">
            <text:p>6</text:p>
          </table:table-cell>
          <table:table-cell table:formula="of:=ROUND([.L5]*COS(RADIANS([.M5])))" office:value-type="float" office:value="8" calcext:value-type="float">
            <text:p>8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ODIK</text:p>
          </table:table-cell>
          <table:table-cell table:style-name="ce21" office:value-type="string" calcext:value-type="string">
            <text:p>ZAPRE</text:p>
          </table:table-cell>
          <table:table-cell table:style-name="ce21" office:value-type="float" office:value="7.5" calcext:value-type="float">
            <text:p>7.5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6]&gt;0;ROUND([.F6]+((1-POWER(([.$B$44]/1013.25);0.190284))*145366.45));0)" office:value-type="float" office:value="4371" calcext:value-type="float">
            <text:p>4371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6]);NA();FINDCOURSEANGLE([.K6];[.D6]))" office:value-type="float" office:value="24" calcext:value-type="float">
            <text:p>24</text:p>
          </table:table-cell>
          <table:table-cell table:style-name="ce21" table:formula="of:=ROUND(DEGREES(ASIN([.Y6]/[.J6])))*[.AA6]" office:value-type="float" office:value="2" calcext:value-type="float">
            <text:p>2</text:p>
          </table:table-cell>
          <table:table-cell table:style-name="ce21" table:formula="of:=[.Z6]*[.AB6]" office:value-type="float" office:value="9" calcext:value-type="float">
            <text:p>9</text:p>
          </table:table-cell>
          <table:table-cell table:style-name="ce21" table:formula="of:=IF(ISNA([.N6]);[.D6];[.D6]+[.N6])" office:value-type="float" office:value="188" calcext:value-type="float">
            <text:p>188</text:p>
          </table:table-cell>
          <table:table-cell table:style-name="ce21" table:formula="of:=IF(ISNA([.O6]);[.J6];[.J6]+[.O6])" office:value-type="float" office:value="105" calcext:value-type="float">
            <text:p>105</text:p>
          </table:table-cell>
          <table:table-cell table:style-name="ce21" table:formula="of:=IF([.Q6]&gt;0;ROUND(([.C6]/[.Q6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183" calcext:value-type="float">
            <text:p>18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4" calcext:value-type="float">
            <text:p>0.4</text:p>
          </table:table-cell>
          <table:table-cell/>
          <table:table-cell table:formula="of:=ROUND([.L6]*SIN(RADIANS([.M6])))" office:value-type="float" office:value="4" calcext:value-type="float">
            <text:p>4</text:p>
          </table:table-cell>
          <table:table-cell table:formula="of:=ROUND([.L6]*COS(RADIANS([.M6])))" office:value-type="float" office:value="9" calcext:value-type="float">
            <text:p>9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APRE</text:p>
          </table:table-cell>
          <table:table-cell table:style-name="ce21" office:value-type="string" calcext:value-type="string">
            <text:p>ALME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F7]&gt;0;ROUND([.F7]+((1-POWER(([.$B$44]/1013.25);0.190284))*145366.45));0)" office:value-type="float" office:value="4371" calcext:value-type="float">
            <text:p>4371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7]);NA();FINDCOURSEANGLE([.K7];[.D7]))" office:value-type="float" office:value="54" calcext:value-type="float">
            <text:p>54</text:p>
          </table:table-cell>
          <table:table-cell table:style-name="ce21" table:formula="of:=ROUND(DEGREES(ASIN([.Y7]/[.J7])))*[.AA7]" office:value-type="float" office:value="5" calcext:value-type="float">
            <text:p>5</text:p>
          </table:table-cell>
          <table:table-cell table:style-name="ce21" table:formula="of:=[.Z7]*[.AB7]" office:value-type="float" office:value="-6" calcext:value-type="float">
            <text:p>-6</text:p>
          </table:table-cell>
          <table:table-cell table:style-name="ce21" table:formula="of:=IF(ISNA([.N7]);[.D7];[.D7]+[.N7])" office:value-type="float" office:value="293" calcext:value-type="float">
            <text:p>293</text:p>
          </table:table-cell>
          <table:table-cell table:style-name="ce21" table:formula="of:=IF(ISNA([.O7]);[.J7];[.J7]+[.O7])" office:value-type="float" office:value="90" calcext:value-type="float">
            <text:p>90</text:p>
          </table:table-cell>
          <table:table-cell table:style-name="ce21" table:formula="of:=IF([.Q7]&gt;0;ROUND(([.C7]/[.Q7])*60);0)" office:value-type="float" office:value="13" calcext:value-type="float">
            <text:p>1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8" calcext:value-type="float">
            <text:p>28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3" calcext:value-type="float">
            <text:p>1.3</text:p>
          </table:table-cell>
          <table:table-cell/>
          <table:table-cell table:formula="of:=ROUND([.L7]*SIN(RADIANS([.M7])))" office:value-type="float" office:value="8" calcext:value-type="float">
            <text:p>8</text:p>
          </table:table-cell>
          <table:table-cell table:formula="of:=ROUND([.L7]*COS(RADIANS([.M7])))" office:value-type="float" office:value="6" calcext:value-type="float">
            <text:p>6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ALMER</text:p>
          </table:table-cell>
          <table:table-cell table:style-name="ce21" office:value-type="string" calcext:value-type="string">
            <text:p>LBSW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8]&gt;0;ROUND([.F8]+((1-POWER(([.$B$44]/1013.25);0.190284))*145366.45));0)" office:value-type="float" office:value="2871" calcext:value-type="float">
            <text:p>2871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273" calcext:value-type="float">
            <text:p>273</text:p>
          </table:table-cell>
          <table:table-cell table:style-name="ce21" table:formula="of:=IF(ISNA([.O8]);[.J8];[.J8]+[.O8])" office:value-type="float" office:value="93" calcext:value-type="float">
            <text:p>93</text:p>
          </table:table-cell>
          <table:table-cell table:style-name="ce21" table:formula="of:=IF([.Q8]&gt;0;ROUND(([.C8]/[.Q8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268" calcext:value-type="float">
            <text:p>26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8]/60)*[.V8];1)" office:value-type="float" office:value="0.5" calcext:value-type="float">
            <text:p>0.5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/>
          <table:table-cell table:style-name="Default"/>
          <table:table-cell table:style-name="ce21" table:number-columns-repeated="3"/>
          <table:table-cell table:style-name="ce50"/>
          <table:table-cell table:style-name="ce21" table:number-columns-repeated="2"/>
          <table:table-cell table:style-name="ce21" table:formula="of:=IF([.F9]&gt;0;ROUND([.F9]+((1-POWER(([.$B$44]/1013.25);0.190284))*145366.45));0)" office:value-type="float" office:value="0" calcext:value-type="float">
            <text:p>0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9]/60)*[.V9];1)" office:value-type="float" office:value="0" calcext:value-type="float">
            <text:p>0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4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4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4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3]&gt;0;ROUND([.F13]+((1-POWER(([.$B$44]/1013.25);0.190284))*145366.45));0)" office:value-type="float" office:value="0" calcext:value-type="float">
            <text:p>0</text:p>
          </table:table-cell>
          <table:table-cell table:style-name="ce21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3]);NA();FINDCOURSEANGLE([.K13];[.D13]))" office:value-type="string" office:string-value="" calcext:value-type="error">
            <text:p>#N/A</text:p>
          </table:table-cell>
          <table:table-cell table:style-name="ce21" table:formula="of:=ROUND(DEGREES(ASIN([.Y13]/[.J13])))*[.AA13]" office:value-type="string" office:string-value="" calcext:value-type="error">
            <text:p>#N/A</text:p>
          </table:table-cell>
          <table:table-cell table:style-name="ce21" table:formula="of:=[.Z13]*[.AB13]" office:value-type="string" office:string-value="" calcext:value-type="error">
            <text:p>#N/A</text:p>
          </table:table-cell>
          <table:table-cell table:style-name="ce21" table:formula="of:=IF(ISNA([.N13]);[.D13];[.D13]+[.N13])" office:value-type="float" office:value="0" calcext:value-type="float">
            <text:p>0</text:p>
          </table:table-cell>
          <table:table-cell table:style-name="ce21" table:formula="of:=IF(ISNA([.O13]);[.J13];[.J13]+[.O13])" office:value-type="float" office:value="0" calcext:value-type="float">
            <text:p>0</text:p>
          </table:table-cell>
          <table:table-cell table:style-name="ce21" table:formula="of:=IF([.Q13]&gt;0;ROUND(([.C13]/[.Q1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3]=&quot;E&quot;;[.P13]-[.S13];[.P13]+[.S13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44.5" calcext:value-type="float">
            <text:p>44.5</text:p>
          </table:table-cell>
          <table:table-cell table:style-name="ce40" table:number-columns-repeated="9"/>
          <table:table-cell table:style-name="ce17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30" calcext:value-type="float">
            <text:p>30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3:.W12])" office:value-type="float" office:value="3.3" calcext:value-type="float">
            <text:p>3.3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SW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18]&gt;0;ROUND([.F18]+((1-POWER(([.$B$44]/1013.25);0.190284))*145366.45));0)" office:value-type="float" office:value="4871" calcext:value-type="float">
            <text:p>4871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80" calcext:value-type="float">
            <text:p>80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8]);NA();FINDCOURSEANGLE([.K18];[.D18]))" office:value-type="float" office:value="10" calcext:value-type="float">
            <text:p>10</text:p>
          </table:table-cell>
          <table:table-cell table:style-name="ce21" table:formula="of:=ROUND(DEGREES(ASIN([.Y18]/[.J18])))*[.AA18]" office:value-type="float" office:value="-1" calcext:value-type="float">
            <text:p>-1</text:p>
          </table:table-cell>
          <table:table-cell table:style-name="ce21" table:formula="of:=[.Z18]*[.AB18]" office:value-type="float" office:value="10" calcext:value-type="float">
            <text:p>10</text:p>
          </table:table-cell>
          <table:table-cell table:style-name="ce21" table:formula="of:=IF(ISNA([.N18]);[.D18];[.D18]+[.N18])" office:value-type="float" office:value="151" calcext:value-type="float">
            <text:p>151</text:p>
          </table:table-cell>
          <table:table-cell table:style-name="ce21" table:formula="of:=IF(ISNA([.O18]);[.J18];[.J18]+[.O18])" office:value-type="float" office:value="90" calcext:value-type="float">
            <text:p>90</text:p>
          </table:table-cell>
          <table:table-cell table:style-name="ce21" table:formula="of:=IF([.Q18]&gt;0;ROUND(([.C18]/[.Q18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46" calcext:value-type="float">
            <text:p>14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18]*SIN(RADIANS([.M18])))" office:value-type="float" office:value="2" calcext:value-type="float">
            <text:p>2</text:p>
          </table:table-cell>
          <table:table-cell table:formula="of:=ROUND([.L18]*COS(RADIANS([.M18])))" office:value-type="float" office:value="10" calcext:value-type="float">
            <text:p>10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52" office:value-type="string" calcext:value-type="string">
            <text:p>TOC</text:p>
          </table:table-cell>
          <table:table-cell table:style-name="ce52" office:value-type="string" calcext:value-type="string">
            <text:p>DUPNITSA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2" calcext:value-type="float">
            <text:p>152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52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19]&gt;0;ROUND([.F19]+((1-POWER(([.$B$44]/1013.25);0.190284))*145366.45));0)" office:value-type="float" office:value="4871" calcext:value-type="float">
            <text:p>4871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9]);NA();FINDCOURSEANGLE([.K19];[.D19]))" office:value-type="float" office:value="10" calcext:value-type="float">
            <text:p>10</text:p>
          </table:table-cell>
          <table:table-cell table:style-name="ce21" table:formula="of:=ROUND(DEGREES(ASIN([.Y19]/[.J19])))*[.AA19]" office:value-type="float" office:value="-1" calcext:value-type="float">
            <text:p>-1</text:p>
          </table:table-cell>
          <table:table-cell table:style-name="ce21" table:formula="of:=[.Z19]*[.AB19]" office:value-type="float" office:value="10" calcext:value-type="float">
            <text:p>10</text:p>
          </table:table-cell>
          <table:table-cell table:style-name="ce21" table:formula="of:=IF(ISNA([.N19]);[.D19];[.D19]+[.N19])" office:value-type="float" office:value="151" calcext:value-type="float">
            <text:p>151</text:p>
          </table:table-cell>
          <table:table-cell table:style-name="ce21" table:formula="of:=IF(ISNA([.O19]);[.J19];[.J19]+[.O19])" office:value-type="float" office:value="106" calcext:value-type="float">
            <text:p>106</text:p>
          </table:table-cell>
          <table:table-cell table:style-name="ce21" table:formula="of:=IF([.Q19]&gt;0;ROUND(([.C19]/[.Q19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46" calcext:value-type="float">
            <text:p>146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3" calcext:value-type="float">
            <text:p>0.3</text:p>
          </table:table-cell>
          <table:table-cell/>
          <table:table-cell table:formula="of:=ROUND([.L19]*SIN(RADIANS([.M19])))" office:value-type="float" office:value="2" calcext:value-type="float">
            <text:p>2</text:p>
          </table:table-cell>
          <table:table-cell table:formula="of:=ROUND([.L19]*COS(RADIANS([.M19])))" office:value-type="float" office:value="10" calcext:value-type="float">
            <text:p>10</text:p>
          </table:table-cell>
          <table:table-cell table:formula="of:=IF(ISBLANK([.K19]);NA();ISRIGHTCROSSWIND([.D19];[.K19]))" office:value-type="float" office:value="-1" calcext:value-type="float">
            <text:p>-1</text:p>
          </table:table-cell>
          <table:table-cell table:formula="of:=IF(ISBLANK([.K19]);NA();ISTAILWIND([.D20];[.K19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UPNITSA</text:p>
          </table:table-cell>
          <table:table-cell table:style-name="ce21" office:value-type="string" calcext:value-type="string">
            <text:p>BLAGOEVGRAD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20]&gt;0;ROUND([.F20]+((1-POWER(([.$B$44]/1013.25);0.190284))*145366.45));0)" office:value-type="float" office:value="4871" calcext:value-type="float">
            <text:p>4871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20]);NA();FINDCOURSEANGLE([.K20];[.D20]))" office:value-type="float" office:value="23" calcext:value-type="float">
            <text:p>23</text:p>
          </table:table-cell>
          <table:table-cell table:style-name="ce21" table:formula="of:=ROUND(DEGREES(ASIN([.Y20]/[.J20])))*[.AA20]" office:value-type="float" office:value="2" calcext:value-type="float">
            <text:p>2</text:p>
          </table:table-cell>
          <table:table-cell table:style-name="ce21" table:formula="of:=[.Z20]*[.AB20]" office:value-type="float" office:value="-9" calcext:value-type="float">
            <text:p>-9</text:p>
          </table:table-cell>
          <table:table-cell table:style-name="ce21" table:formula="of:=IF(ISNA([.N20]);[.D20];[.D20]+[.N20])" office:value-type="float" office:value="187" calcext:value-type="float">
            <text:p>187</text:p>
          </table:table-cell>
          <table:table-cell table:style-name="ce21" table:formula="of:=IF(ISNA([.O20]);[.J20];[.J20]+[.O20])" office:value-type="float" office:value="87" calcext:value-type="float">
            <text:p>87</text:p>
          </table:table-cell>
          <table:table-cell table:style-name="ce21" table:formula="of:=IF([.Q20]&gt;0;ROUND(([.C20]/[.Q20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82" calcext:value-type="float">
            <text:p>1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1" calcext:value-type="float">
            <text:p>1</text:p>
          </table:table-cell>
          <table:table-cell/>
          <table:table-cell table:formula="of:=ROUND([.L20]*SIN(RADIANS([.M20])))" office:value-type="float" office:value="4" calcext:value-type="float">
            <text:p>4</text:p>
          </table:table-cell>
          <table:table-cell table:formula="of:=ROUND([.L20]*COS(RADIANS([.M20])))" office:value-type="float" office:value="9" calcext:value-type="float">
            <text:p>9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1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BLAGOEVGRAD</text:p>
          </table:table-cell>
          <table:table-cell table:style-name="ce21" office:value-type="string" calcext:value-type="string">
            <text:p>KYUSTENDIL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313" calcext:value-type="float">
            <text:p>31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21]&gt;0;ROUND([.F21]+((1-POWER(([.$B$44]/1013.25);0.190284))*145366.45));0)" office:value-type="float" office:value="4871" calcext:value-type="float">
            <text:p>4871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21]);NA();FINDCOURSEANGLE([.K21];[.D21]))" office:value-type="float" office:value="29" calcext:value-type="float">
            <text:p>29</text:p>
          </table:table-cell>
          <table:table-cell table:style-name="ce21" table:formula="of:=ROUND(DEGREES(ASIN([.Y21]/[.J21])))*[.AA21]" office:value-type="float" office:value="3" calcext:value-type="float">
            <text:p>3</text:p>
          </table:table-cell>
          <table:table-cell table:style-name="ce21" table:formula="of:=[.Z21]*[.AB21]" office:value-type="float" office:value="-9" calcext:value-type="float">
            <text:p>-9</text:p>
          </table:table-cell>
          <table:table-cell table:style-name="ce21" table:formula="of:=IF(ISNA([.N21]);[.D21];[.D21]+[.N21])" office:value-type="float" office:value="316" calcext:value-type="float">
            <text:p>316</text:p>
          </table:table-cell>
          <table:table-cell table:style-name="ce21" table:formula="of:=IF(ISNA([.O21]);[.J21];[.J21]+[.O21])" office:value-type="float" office:value="87" calcext:value-type="float">
            <text:p>87</text:p>
          </table:table-cell>
          <table:table-cell table:style-name="ce21" table:formula="of:=IF([.Q21]&gt;0;ROUND(([.C21]/[.Q21])*60);0)" office:value-type="float" office:value="17" calcext:value-type="float">
            <text:p>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311" calcext:value-type="float">
            <text:p>31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1]/60)*[.V21];1)" office:value-type="float" office:value="1.6" calcext:value-type="float">
            <text:p>1.6</text:p>
          </table:table-cell>
          <table:table-cell/>
          <table:table-cell table:formula="of:=ROUND([.L21]*SIN(RADIANS([.M21])))" office:value-type="float" office:value="5" calcext:value-type="float">
            <text:p>5</text:p>
          </table:table-cell>
          <table:table-cell table:formula="of:=ROUND([.L21]*COS(RADIANS([.M21])))" office:value-type="float" office:value="9" calcext:value-type="float">
            <text:p>9</text:p>
          </table:table-cell>
          <table:table-cell table:formula="of:=IF(ISBLANK([.K21]);NA();ISRIGHTCROSSWIND([.D21];[.K21]))" office:value-type="float" office:value="1" calcext:value-type="float">
            <text:p>1</text:p>
          </table:table-cell>
          <table:table-cell table:formula="of:=IF(ISBLANK([.K21]);NA();ISTAILWIND([.D21];[.K21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KYUSTENDIL</text:p>
          </table:table-cell>
          <table:table-cell table:style-name="ce21" office:value-type="string" calcext:value-type="string">
            <text:p>ZAPRE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F22]&gt;0;ROUND([.F22]+((1-POWER(([.$B$44]/1013.25);0.190284))*145366.45));0)" office:value-type="float" office:value="4871" calcext:value-type="float">
            <text:p>4871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96" calcext:value-type="float">
            <text:p>96</text:p>
          </table:table-cell>
          <table:table-cell table:style-name="ce21" office:value-type="float" office:value="342" calcext:value-type="float">
            <text:p>342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22]);NA();FINDCOURSEANGLE([.K22];[.D22]))" office:value-type="float" office:value="77" calcext:value-type="float">
            <text:p>77</text:p>
          </table:table-cell>
          <table:table-cell table:style-name="ce21" table:formula="of:=ROUND(DEGREES(ASIN([.Y22]/[.J22])))*[.AA22]" office:value-type="float" office:value="-6" calcext:value-type="float">
            <text:p>-6</text:p>
          </table:table-cell>
          <table:table-cell table:style-name="ce21" table:formula="of:=[.Z22]*[.AB22]" office:value-type="float" office:value="2" calcext:value-type="float">
            <text:p>2</text:p>
          </table:table-cell>
          <table:table-cell table:style-name="ce21" table:formula="of:=IF(ISNA([.N22]);[.D22];[.D22]+[.N22])" office:value-type="float" office:value="79" calcext:value-type="float">
            <text:p>79</text:p>
          </table:table-cell>
          <table:table-cell table:style-name="ce21" table:formula="of:=IF(ISNA([.O22]);[.J22];[.J22]+[.O22])" office:value-type="float" office:value="98" calcext:value-type="float">
            <text:p>98</text:p>
          </table:table-cell>
          <table:table-cell table:style-name="ce21" table:formula="of:=IF([.Q22]&gt;0;ROUND(([.C22]/[.Q22])*60);0)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74" calcext:value-type="float">
            <text:p>7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2]/60)*[.V22];1)" office:value-type="float" office:value="2.3" calcext:value-type="float">
            <text:p>2.3</text:p>
          </table:table-cell>
          <table:table-cell/>
          <table:table-cell table:formula="of:=ROUND([.L22]*SIN(RADIANS([.M22])))" office:value-type="float" office:value="10" calcext:value-type="float">
            <text:p>10</text:p>
          </table:table-cell>
          <table:table-cell table:formula="of:=ROUND([.L22]*COS(RADIANS([.M22])))" office:value-type="float" office:value="2" calcext:value-type="float">
            <text:p>2</text:p>
          </table:table-cell>
          <table:table-cell table:formula="of:=IF(ISBLANK([.K22]);NA();ISRIGHTCROSSWIND([.D22];[.K22]))" office:value-type="float" office:value="-1" calcext:value-type="float">
            <text:p>-1</text:p>
          </table:table-cell>
          <table:table-cell table:formula="of:=IF(ISBLANK([.K22]);NA();ISTAILWIND([.D22];[.K22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ZAPRE</text:p>
          </table:table-cell>
          <table:table-cell table:style-name="ce21" office:value-type="string" calcext:value-type="string">
            <text:p>ADRIN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3200" calcext:value-type="float">
            <text:p>32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23]&gt;0;ROUND([.F23]+((1-POWER(([.$B$44]/1013.25);0.190284))*145366.45));0)" office:value-type="float" office:value="3371" calcext:value-type="float">
            <text:p>3371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80" calcext:value-type="float">
            <text:p>80</text:p>
          </table:table-cell>
          <table:table-cell table:style-name="ce21" table:formula="of:=IF(ISNA([.O23]);[.J23];[.J23]+[.O23])" office:value-type="float" office:value="94" calcext:value-type="float">
            <text:p>94</text:p>
          </table:table-cell>
          <table:table-cell table:style-name="ce21" table:formula="of:=IF([.Q23]&gt;0;ROUND(([.C23]/[.Q23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75" calcext:value-type="float">
            <text:p>7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3]/60)*[.V23];1)" office:value-type="float" office:value="0.9" calcext:value-type="float">
            <text:p>0.9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ADRIN</text:p>
          </table:table-cell>
          <table:table-cell table:style-name="ce21" office:value-type="string" calcext:value-type="string">
            <text:p>LBHT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92" calcext:value-type="float">
            <text:p>292</text:p>
          </table:table-cell>
          <table:table-cell table:style-name="ce21" office:value-type="float" office:value="3100" calcext:value-type="float">
            <text:p>3100</text:p>
          </table:table-cell>
          <table:table-cell table:style-name="ce50" office:value-type="float" office:value="3100" calcext:value-type="float">
            <text:p>31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24]&gt;0;ROUND([.F24]+((1-POWER(([.$B$44]/1013.25);0.190284))*145366.45));0)" office:value-type="float" office:value="2971" calcext:value-type="float">
            <text:p>2971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292" calcext:value-type="float">
            <text:p>292</text:p>
          </table:table-cell>
          <table:table-cell table:style-name="ce21" table:formula="of:=IF(ISNA([.O24]);[.J24];[.J24]+[.O24])" office:value-type="float" office:value="93" calcext:value-type="float">
            <text:p>93</text:p>
          </table:table-cell>
          <table:table-cell table:style-name="ce21" table:formula="of:=IF([.Q24]&gt;0;ROUND(([.C24]/[.Q24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287" calcext:value-type="float">
            <text:p>28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4]/60)*[.V24];1)" office:value-type="float" office:value="0.3" calcext:value-type="float">
            <text:p>0.3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4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4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7]&gt;0;ROUND([.F27]+((1-POWER(([.$B$44]/1013.25);0.190284))*145366.45));0)" office:value-type="float" office:value="0" calcext:value-type="float">
            <text:p>0</text:p>
          </table:table-cell>
          <table:table-cell table:style-name="ce21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7]);NA();FINDCOURSEANGLE([.K27];[.D27]))" office:value-type="string" office:string-value="" calcext:value-type="error">
            <text:p>#N/A</text:p>
          </table:table-cell>
          <table:table-cell table:style-name="ce21" table:formula="of:=ROUND(DEGREES(ASIN([.Y27]/[.J27])))*[.AA27]" office:value-type="string" office:string-value="" calcext:value-type="error">
            <text:p>#N/A</text:p>
          </table:table-cell>
          <table:table-cell table:style-name="ce21" table:formula="of:=[.Z27]*[.AB27]" office:value-type="string" office:string-value="" calcext:value-type="error">
            <text:p>#N/A</text:p>
          </table:table-cell>
          <table:table-cell table:style-name="ce21" table:formula="of:=IF(ISNA([.N27]);[.D27];[.D27]+[.N27])" office:value-type="float" office:value="0" calcext:value-type="float">
            <text:p>0</text:p>
          </table:table-cell>
          <table:table-cell table:style-name="ce21" table:formula="of:=IF(ISNA([.O27]);[.J27];[.J27]+[.O27])" office:value-type="float" office:value="0" calcext:value-type="float">
            <text:p>0</text:p>
          </table:table-cell>
          <table:table-cell table:style-name="ce21" table:formula="of:=IF([.Q27]&gt;0;ROUND(([.C27]/[.Q2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7]=&quot;E&quot;;[.P27]-[.S27];[.P27]+[.S27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8:.C27])" office:value-type="float" office:value="109.5" calcext:value-type="float">
            <text:p>109.5</text:p>
          </table:table-cell>
          <table:table-cell table:style-name="ce44" table:number-columns-repeated="9"/>
          <table:table-cell table:style-name="ce5" table:number-columns-repeated="2"/>
          <table:table-cell table:style-name="ce44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18:.R27])" office:value-type="float" office:value="71" calcext:value-type="float">
            <text:p>71</text:p>
          </table:table-cell>
          <table:table-cell table:style-name="ce44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4"/>
          <table:table-cell table:style-name="ce53" table:formula="of:=SUM([.W18:.W27])" office:value-type="float" office:value="7.4" calcext:value-type="float">
            <text:p>7.4</text:p>
          </table:table-cell>
          <table:table-cell table:number-columns-repeated="999"/>
        </table:table-row>
        <table:table-row table:style-name="ro2">
          <table:table-cell table:style-name="ce17" table:number-columns-repeated="2"/>
          <table:table-cell table:style-name="Default"/>
          <table:table-cell table:style-name="ce44" table:number-columns-repeated="9"/>
          <table:table-cell table:style-name="ce5" table:number-columns-repeated="2"/>
          <table:table-cell table:style-name="ce44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 table:number-columns-repeated="999"/>
        </table:table-row>
        <table:table-row table:style-name="ro2">
          <table:table-cell table:style-name="ce21" office:value-type="string" calcext:value-type="string">
            <text:p>LBHT</text:p>
          </table:table-cell>
          <table:table-cell table:style-name="ce21" office:value-type="string" calcext:value-type="string">
            <text:p>XUDLA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32]&gt;0;ROUND([.F32]+((1-POWER(([.$B$44]/1013.25);0.190284))*145366.45));0)" office:value-type="float" office:value="3371" calcext:value-type="float">
            <text:p>3371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18" calcext:value-type="float">
            <text:p>18</text:p>
          </table:table-cell>
          <table:table-cell table:style-name="ce21" table:formula="of:=IF(ISNA([.O32]);[.J32];[.J32]+[.O32])" office:value-type="float" office:value="78" calcext:value-type="float">
            <text:p>78</text:p>
          </table:table-cell>
          <table:table-cell table:style-name="ce21" table:formula="of:=IF([.Q32]&gt;0;ROUND(([.C32]/[.Q32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XUDLA</text:p>
          </table:table-cell>
          <table:table-cell table:style-name="ce21" office:value-type="string" calcext:value-type="string">
            <text:p>BEBSI</text:p>
          </table:table-cell>
          <table:table-cell table:style-name="ce21" office:value-type="float" office:value="6.5" calcext:value-type="float">
            <text:p>6.5</text:p>
          </table:table-cell>
          <table:table-cell table:style-name="ce21" office:value-type="float" office:value="325" calcext:value-type="float">
            <text:p>325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33]&gt;0;ROUND([.F33]+((1-POWER(([.$B$44]/1013.25);0.190284))*145366.45));0)" office:value-type="float" office:value="3371" calcext:value-type="float">
            <text:p>3371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4" calcext:value-type="float">
            <text:p>94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325" calcext:value-type="float">
            <text:p>325</text:p>
          </table:table-cell>
          <table:table-cell table:style-name="ce21" table:formula="of:=IF(ISNA([.O33]);[.J33];[.J33]+[.O33])" office:value-type="float" office:value="94" calcext:value-type="float">
            <text:p>94</text:p>
          </table:table-cell>
          <table:table-cell table:style-name="ce21" table:formula="of:=IF([.Q33]&gt;0;ROUND(([.C33]/[.Q33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320" calcext:value-type="float">
            <text:p>320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0.4" calcext:value-type="float">
            <text:p>0.4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BEBSI</text:p>
          </table:table-cell>
          <table:table-cell table:style-name="ce21" office:value-type="string" calcext:value-type="string">
            <text:p>UNERU</text:p>
          </table:table-cell>
          <table:table-cell table:style-name="ce21" office:value-type="float" office:value="3.5" calcext:value-type="float">
            <text:p>3.5</text:p>
          </table:table-cell>
          <table:table-cell table:style-name="ce21" office:value-type="float" office:value="313" calcext:value-type="float">
            <text:p>313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IF([.F34]&gt;0;ROUND([.F34]+((1-POWER(([.$B$44]/1013.25);0.190284))*145366.45));0)" office:value-type="float" office:value="2871" calcext:value-type="float">
            <text:p>2871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313" calcext:value-type="float">
            <text:p>313</text:p>
          </table:table-cell>
          <table:table-cell table:style-name="ce21" table:formula="of:=IF(ISNA([.O34]);[.J34];[.J34]+[.O34])" office:value-type="float" office:value="93" calcext:value-type="float">
            <text:p>93</text:p>
          </table:table-cell>
          <table:table-cell table:style-name="ce21" table:formula="of:=IF([.Q34]&gt;0;ROUND(([.C34]/[.Q3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308" calcext:value-type="float">
            <text:p>3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2" calcext:value-type="float">
            <text:p>0.2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NERU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IF([.F35]&gt;0;ROUND([.F35]+((1-POWER(([.$B$44]/1013.25);0.190284))*145366.45));0)" office:value-type="float" office:value="2371" calcext:value-type="float">
            <text:p>2371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14" calcext:value-type="float">
            <text:p>14</text:p>
          </table:table-cell>
          <table:table-cell table:style-name="ce21" table:formula="of:=IF(ISNA([.O35]);[.J35];[.J35]+[.O35])" office:value-type="float" office:value="93" calcext:value-type="float">
            <text:p>93</text:p>
          </table:table-cell>
          <table:table-cell table:style-name="ce21" table:formula="of:=IF([.Q35]&gt;0;ROUND(([.C35]/[.Q35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9" calcext:value-type="float">
            <text:p>9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1" calcext:value-type="float">
            <text:p>0.1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6]&gt;0;ROUND([.F36]+((1-POWER(([.$B$44]/1013.25);0.190284))*145366.45));0)" office:value-type="float" office:value="0" calcext:value-type="float">
            <text:p>0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0" calcext:value-type="float">
            <text:p>0</text:p>
          </table:table-cell>
          <table:table-cell table:style-name="ce21" table:formula="of:=IF(ISNA([.O36]);[.J36];[.J36]+[.O36])" office:value-type="float" office:value="0" calcext:value-type="float">
            <text:p>0</text:p>
          </table:table-cell>
          <table:table-cell table:style-name="ce21" table:formula="of:=IF([.Q36]&gt;0;ROUND(([.C36]/[.Q3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6]/60)*[.V36];1)" office:value-type="float" office:value="0" calcext:value-type="float">
            <text:p>0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7]&gt;0;ROUND([.F37]+((1-POWER(([.$B$44]/1013.25);0.190284))*145366.45));0)" office:value-type="float" office:value="0" calcext:value-type="float">
            <text:p>0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0" calcext:value-type="float">
            <text:p>0</text:p>
          </table:table-cell>
          <table:table-cell table:style-name="ce21" table:formula="of:=IF(ISNA([.O37]);[.J37];[.J37]+[.O37])" office:value-type="float" office:value="0" calcext:value-type="float">
            <text:p>0</text:p>
          </table:table-cell>
          <table:table-cell table:style-name="ce21" table:formula="of:=IF([.Q37]&gt;0;ROUND(([.C37]/[.Q3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7]/60)*[.V37];1)" office:value-type="float" office:value="0" calcext:value-type="float">
            <text:p>0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4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8]/60)*[.V38];1)" office:value-type="float" office:value="0" calcext:value-type="float">
            <text:p>0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9]&gt;0;ROUND([.F39]+((1-POWER(([.$B$44]/1013.25);0.190284))*145366.45));0)" office:value-type="float" office:value="0" calcext:value-type="float">
            <text:p>0</text:p>
          </table:table-cell>
          <table:table-cell table:style-name="ce21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9]);NA();FINDCOURSEANGLE([.K39];[.D39]))" office:value-type="string" office:string-value="" calcext:value-type="error">
            <text:p>#N/A</text:p>
          </table:table-cell>
          <table:table-cell table:style-name="ce21" table:formula="of:=ROUND(DEGREES(ASIN([.Y39]/[.J39])))*[.AA39]" office:value-type="string" office:string-value="" calcext:value-type="error">
            <text:p>#N/A</text:p>
          </table:table-cell>
          <table:table-cell table:style-name="ce21" table:formula="of:=[.Z39]*[.AB39]" office:value-type="string" office:string-value="" calcext:value-type="error">
            <text:p>#N/A</text:p>
          </table:table-cell>
          <table:table-cell table:style-name="ce21" table:formula="of:=IF(ISNA([.N39]);[.D39];[.D39]+[.N39])" office:value-type="float" office:value="0" calcext:value-type="float">
            <text:p>0</text:p>
          </table:table-cell>
          <table:table-cell table:style-name="ce21" table:formula="of:=IF(ISNA([.O39]);[.J39];[.J39]+[.O39])" office:value-type="float" office:value="0" calcext:value-type="float">
            <text:p>0</text:p>
          </table:table-cell>
          <table:table-cell table:style-name="ce21" table:formula="of:=IF([.Q39]&gt;0;ROUND(([.C39]/[.Q3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9]=&quot;E&quot;;[.P39]-[.S39];[.P39]+[.S39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0]&gt;0;ROUND([.F40]+((1-POWER(([.$B$44]/1013.25);0.190284))*145366.45));0)" office:value-type="float" office:value="0" calcext:value-type="float">
            <text:p>0</text:p>
          </table:table-cell>
          <table:table-cell table:style-name="ce21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0]);NA();FINDCOURSEANGLE([.K40];[.D40]))" office:value-type="string" office:string-value="" calcext:value-type="error">
            <text:p>#N/A</text:p>
          </table:table-cell>
          <table:table-cell table:style-name="ce21" table:formula="of:=ROUND(DEGREES(ASIN([.Y40]/[.J40])))*[.AA40]" office:value-type="string" office:string-value="" calcext:value-type="error">
            <text:p>#N/A</text:p>
          </table:table-cell>
          <table:table-cell table:style-name="ce21" table:formula="of:=[.Z40]*[.AB40]" office:value-type="string" office:string-value="" calcext:value-type="error">
            <text:p>#N/A</text:p>
          </table:table-cell>
          <table:table-cell table:style-name="ce21" table:formula="of:=IF(ISNA([.N40]);[.D40];[.D40]+[.N40])" office:value-type="float" office:value="0" calcext:value-type="float">
            <text:p>0</text:p>
          </table:table-cell>
          <table:table-cell table:style-name="ce21" table:formula="of:=IF(ISNA([.O40]);[.J40];[.J40]+[.O40])" office:value-type="float" office:value="0" calcext:value-type="float">
            <text:p>0</text:p>
          </table:table-cell>
          <table:table-cell table:style-name="ce21" table:formula="of:=IF([.Q40]&gt;0;ROUND(([.C40]/[.Q4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0]=&quot;E&quot;;[.P40]-[.S40];[.P40]+[.S40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41]&gt;0;ROUND([.F41]+((1-POWER(([.$B$44]/1013.25);0.190284))*145366.45));0)" office:value-type="float" office:value="0" calcext:value-type="float">
            <text:p>0</text:p>
          </table:table-cell>
          <table:table-cell table:style-name="ce21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41]);NA();FINDCOURSEANGLE([.K41];[.D41]))" office:value-type="string" office:string-value="" calcext:value-type="error">
            <text:p>#N/A</text:p>
          </table:table-cell>
          <table:table-cell table:style-name="ce21" table:formula="of:=ROUND(DEGREES(ASIN([.Y41]/[.J41])))*[.AA41]" office:value-type="string" office:string-value="" calcext:value-type="error">
            <text:p>#N/A</text:p>
          </table:table-cell>
          <table:table-cell table:style-name="ce21" table:formula="of:=[.Z41]*[.AB41]" office:value-type="string" office:string-value="" calcext:value-type="error">
            <text:p>#N/A</text:p>
          </table:table-cell>
          <table:table-cell table:style-name="ce21" table:formula="of:=IF(ISNA([.N41]);[.D41];[.D41]+[.N41])" office:value-type="float" office:value="0" calcext:value-type="float">
            <text:p>0</text:p>
          </table:table-cell>
          <table:table-cell table:style-name="ce21" table:formula="of:=IF(ISNA([.O41]);[.J41];[.J41]+[.O41])" office:value-type="float" office:value="0" calcext:value-type="float">
            <text:p>0</text:p>
          </table:table-cell>
          <table:table-cell table:style-name="ce21" table:formula="of:=IF([.Q41]&gt;0;ROUND(([.C41]/[.Q4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1]=&quot;E&quot;;[.P41]-[.S41];[.P41]+[.S41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5" calcext:value-type="float">
            <text:p>15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0"/>
          <table:table-cell table:style-name="ce53" table:formula="of:=SUM([.R32:.R41])" office:value-type="float" office:value="9" calcext:value-type="float">
            <text:p>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.3" calcext:value-type="float">
            <text:p>1.3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169" calcext:value-type="float">
            <text:p>169</text:p>
          </table:table-cell>
          <table:table-cell table:style-name="ce6" office:value-type="string" calcext:value-type="string">
            <text:p>KM</text:p>
          </table:table-cell>
          <table:table-cell table:formula="of:=[.C43]*1.852" office:value-type="float" office:value="312.988" calcext:value-type="float">
            <text:p>312.988</text:p>
          </table:table-cell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4]+[.R28]+[.R42]" office:value-type="float" office:value="110" calcext:value-type="float">
            <text:p>110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[.W14]+[.W28]+[.W42]"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8" calcext:value-type="float">
            <text:p>1018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8.12.2019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2.9" calcext:value-type="float">
            <text:p>22.9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2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2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2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3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3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F12]/[.B12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883.91" calcext:value-type="float">
            <text:p>6688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" office:value-type="float" office:value="137.4" calcext:value-type="float">
            <text:p>137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595.2" calcext:value-type="float">
            <text:p>6595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8]*6" office:value-type="float" office:value="137.4" calcext:value-type="float">
            <text:p>137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6595.2" calcext:value-type="float">
            <text:p>6595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43.45" calcext:value-type="float">
            <text:p>1843.4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86" calcext:value-type="float">
            <text:p>39.86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3479.11" calcext:value-type="float">
            <text:p>73479.1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33.45" calcext:value-type="float">
            <text:p>1833.45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39.83" calcext:value-type="float">
            <text:p>39.83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3019.11" calcext:value-type="float">
            <text:p>73019.11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table:formula="of:=[$FPL.$W$44]*6" office:value-type="float" office:value="19.8" calcext:value-type="float">
            <text:p>19.8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36.85" calcext:value-type="float">
            <text:p>1836.8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83" calcext:value-type="float">
            <text:p>39.8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3162.31" calcext:value-type="float">
            <text:p>73162.3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13.65" calcext:value-type="float">
            <text:p>1813.6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39.74" calcext:value-type="float">
            <text:p>39.7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2068.71" calcext:value-type="float">
            <text:p>72068.71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50.4" calcext:value-type="float">
            <text:p>950.4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3]*6" office:value-type="float" office:value="72" calcext:value-type="float">
            <text:p>72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3456" calcext:value-type="float">
            <text:p>3456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17.05" calcext:value-type="float">
            <text:p>1817.0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74" calcext:value-type="float">
            <text:p>39.7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2211.91" calcext:value-type="float">
            <text:p>72211.9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41.65" calcext:value-type="float">
            <text:p>1741.6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39.4" calcext:value-type="float">
            <text:p>39.4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8612.71" calcext:value-type="float">
            <text:p>68612.71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F30]/[.B30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883.91" calcext:value-type="float">
            <text:p>6688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" office:value-type="float" office:value="111" calcext:value-type="float">
            <text:p>111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328" calcext:value-type="float">
            <text:p>53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17.05" calcext:value-type="float">
            <text:p>1817.0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74" calcext:value-type="float">
            <text:p>39.74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2211.91" calcext:value-type="float">
            <text:p>72211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810.45" calcext:value-type="float">
            <text:p>1810.4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71" calcext:value-type="float">
            <text:p>39.71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1895.11" calcext:value-type="float">
            <text:p>71895.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4.4" calcext:value-type="float">
            <text:p>44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2131.2" calcext:value-type="float">
            <text:p>2131.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66.05" calcext:value-type="float">
            <text:p>1766.0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5" calcext:value-type="float">
            <text:p>39.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763.91" calcext:value-type="float">
            <text:p>69763.91</text:p>
          </table:table-cell>
          <table:table-cell table:number-columns-repeated="11"/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3" office:value-type="string" calcext:value-type="string" table:number-columns-spanned="1" table:number-rows-spanned="2">
            <text:p>ITEM</text:p>
          </table:table-cell>
          <table:table-cell table:style-name="ce73" office:value-type="string" calcext:value-type="string" table:number-columns-spanned="2" table:number-rows-spanned="1">
            <text:p>WEIGHT (LB)</text:p>
          </table:table-cell>
          <table:covered-table-cell/>
          <table:table-cell table:style-name="ce73" office:value-type="string" calcext:value-type="string" table:number-columns-spanned="2" table:number-rows-spanned="1">
            <text:p>ARM (IN)</text:p>
          </table:table-cell>
          <table:covered-table-cell/>
          <table:table-cell table:style-name="ce73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F48]/[.B48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6883.91" calcext:value-type="float">
            <text:p>6688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"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880" calcext:value-type="float">
            <text:p>28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1766.05" calcext:value-type="float">
            <text:p>1766.0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39.5" calcext:value-type="float">
            <text:p>39.5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69763.91" calcext:value-type="float">
            <text:p>6976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759.45" calcext:value-type="float">
            <text:p>1759.4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39.47" calcext:value-type="float">
            <text:p>39.47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69447.11" calcext:value-type="float">
            <text:p>69447.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7.8" calcext:value-type="float">
            <text:p>7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74.4" calcext:value-type="float">
            <text:p>374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751.65" calcext:value-type="float">
            <text:p>1751.6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39.43" calcext:value-type="float">
            <text:p>39.43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9072.71" calcext:value-type="float">
            <text:p>69072.7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4" office:value-type="string" calcext:value-type="string" table:number-columns-spanned="1" table:number-rows-spanned="2">
            <text:p>WEIGHT (LB)</text:p>
          </table:table-cell>
          <table:table-cell table:style-name="ce64" office:value-type="string" calcext:value-type="string" table:number-columns-spanned="1" table:number-rows-spanned="2">
            <text:p>PRESSURE ALTITUDE (FT)</text:p>
          </table:table-cell>
          <table:table-cell table:style-name="ce64" office:value-type="string" calcext:value-type="string" table:number-columns-spanned="1" table:number-rows-spanned="2">
            <text:p>TEMP</text:p>
          </table:table-cell>
          <table:table-cell table:style-name="ce64" office:value-type="string" calcext:value-type="string" table:number-columns-spanned="1" table:number-rows-spanned="2">
            <text:p>CLIMB SPEED (KIAS)</text:p>
          </table:table-cell>
          <table:table-cell table:style-name="ce64" office:value-type="string" calcext:value-type="string" table:number-columns-spanned="1" table:number-rows-spanned="2">
            <text:p>CLIMB RATE (FPM)</text:p>
          </table:table-cell>
          <table:table-cell table:style-name="ce64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8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4" calcext:value-type="float">
            <text:p>94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203" calcext:value-type="float">
            <text:p>203</text:p>
          </table:table-cell>
          <table:table-cell table:formula="of:=[$FPL.U5]" office:value-type="float" office:value="198" calcext:value-type="float">
            <text:p>19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4" calcext:value-type="float">
            <text:p>104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4500" calcext:value-type="float">
            <text:p>4500</text:p>
          </table:table-cell>
          <table:table-cell table:formula="of:=[$FPL.P6]" office:value-type="float" office:value="188" calcext:value-type="float">
            <text:p>188</text:p>
          </table:table-cell>
          <table:table-cell table:formula="of:=[$FPL.U6]" office:value-type="float" office:value="183" calcext:value-type="float">
            <text:p>183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5" calcext:value-type="float">
            <text:p>105</text:p>
          </table:table-cell>
          <table:table-cell table:formula="of:=[$FPL.R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4500" calcext:value-type="float">
            <text:p>4500</text:p>
          </table:table-cell>
          <table:table-cell table:formula="of:=[$FPL.P7]" office:value-type="float" office:value="293" calcext:value-type="float">
            <text:p>293</text:p>
          </table:table-cell>
          <table:table-cell table:formula="of:=[$FPL.U7]" office:value-type="float" office:value="288" calcext:value-type="float">
            <text:p>28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0" calcext:value-type="float">
            <text:p>90</text:p>
          </table:table-cell>
          <table:table-cell table:formula="of:=[$FPL.R7]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ALMER" calcext:value-type="string">
            <text:p>ALMER</text:p>
          </table:table-cell>
          <table:table-cell table:style-name="ce47"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P8]" office:value-type="float" office:value="273" calcext:value-type="float">
            <text:p>273</text:p>
          </table:table-cell>
          <table:table-cell table:formula="of:=[$FPL.U8]" office:value-type="float" office:value="268" calcext:value-type="float">
            <text:p>26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3" calcext:value-type="float">
            <text:p>93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HT" calcext:value-type="string">
            <text:p>LBHT</text:p>
          </table:table-cell>
          <table:table-cell table:formula="of:=[$FPL.B32]" office:value-type="string" office:string-value="XUDLA" calcext:value-type="string">
            <text:p>XUDLA</text:p>
          </table:table-cell>
          <table:table-cell table:formula="of:=[$FPL.C32]" office:value-type="float" office:value="3" calcext:value-type="float">
            <text:p>3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3500" calcext:value-type="float">
            <text:p>3500</text:p>
          </table:table-cell>
          <table:table-cell table:formula="of:=[$FPL.P32]" office:value-type="float" office:value="18" calcext:value-type="float">
            <text:p>18</text:p>
          </table:table-cell>
          <table:table-cell table:formula="of:=[$FPL.U32]" office:value-type="float" office:value="13" calcext:value-type="float">
            <text:p>13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8" calcext:value-type="float">
            <text:p>78</text:p>
          </table:table-cell>
          <table:table-cell table:formula="of:=[$FPL.R32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3]" office:value-type="string" office:string-value="XUDLA" calcext:value-type="string">
            <text:p>XUDLA</text:p>
          </table:table-cell>
          <table:table-cell table:formula="of:=[$FPL.B33]" office:value-type="string" office:string-value="BEBSI" calcext:value-type="string">
            <text:p>BEBSI</text:p>
          </table:table-cell>
          <table:table-cell table:formula="of:=[$FPL.C33]" office:value-type="float" office:value="6.5" calcext:value-type="float">
            <text:p>6.5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325" calcext:value-type="float">
            <text:p>325</text:p>
          </table:table-cell>
          <table:table-cell table:formula="of:=[$FPL.U33]" office:value-type="float" office:value="320" calcext:value-type="float">
            <text:p>320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4" calcext:value-type="float">
            <text:p>94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4]" office:value-type="string" office:string-value="BEBSI" calcext:value-type="string">
            <text:p>BEBSI</text:p>
          </table:table-cell>
          <table:table-cell table:formula="of:=[$FPL.B34]" office:value-type="string" office:string-value="UNERU" calcext:value-type="string">
            <text:p>UNERU</text:p>
          </table:table-cell>
          <table:table-cell table:formula="of:=[$FPL.C34]" office:value-type="float" office:value="3.5" calcext:value-type="float">
            <text:p>3.5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313" calcext:value-type="float">
            <text:p>313</text:p>
          </table:table-cell>
          <table:table-cell table:formula="of:=[$FPL.U34]" office:value-type="float" office:value="308" calcext:value-type="float">
            <text:p>308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3" calcext:value-type="float">
            <text:p>93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5]" office:value-type="string" office:string-value="UNERU" calcext:value-type="string">
            <text:p>UNERU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2" calcext:value-type="float">
            <text:p>2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14" calcext:value-type="float">
            <text:p>14</text:p>
          </table:table-cell>
          <table:table-cell table:formula="of:=[$FPL.U35]" office:value-type="float" office:value="9" calcext:value-type="float">
            <text:p>9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3" calcext:value-type="float">
            <text:p>93</text:p>
          </table:table-cell>
          <table:table-cell table:formula="of:=[$FPL.R3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float" office:value="0" calcext:value-type="float">
            <text:p>0</text:p>
          </table:table-cell>
          <table:table-cell table:style-name="ce47"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59.5" calcext:value-type="float">
            <text:p>59.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39" calcext:value-type="float">
            <text:p>39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8:21:28.08880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2-08T09:42:00.725002124</dc:date>
    <meta:editing-duration>P1DT11H10M6S</meta:editing-duration>
    <meta:editing-cycles>129</meta:editing-cycles>
    <meta:generator>LibreOffice/6.0.7.3$Linux_X86_64 LibreOffice_project/00m0$Build-3</meta:generator>
    <meta:print-date>2019-11-02T10:53:52.150184561</meta:print-date>
    <meta:document-statistic meta:table-count="6" meta:cell-count="1497" meta:object-count="0"/>
  </office:meta>
</office:document-meta>
</file>